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24-01-02 1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23-01-2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22-01-24 1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21-03-29 0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20-01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9-01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8-01-08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7-01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6-08-03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6-01-0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5-01-05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4-01-06 0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3-01-0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4-01-0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7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6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7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6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8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8672" calcext:value-type="float">
            <text:p>28.9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6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6</text:p>
          </table:table-cell>
          <table:table-cell office:value-type="string" calcext:value-type="string">
            <text:p>MM9036</text:p>
          </table:table-cell>
          <table:table-cell office:value-type="string" calcext:value-type="string">
            <text:p>1967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